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Utils.Loc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Utils.isKnown( Location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Utils.getLocat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Utils.toString( Location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tionUtils.isUnknown( Location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Utils.parse( String 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ationUtils.addFinder( LocationFinder f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tionUtils.getLocation( Object obj , String descrip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